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InheritanceSubclassTest.testEvent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BusInheritanceSubclassTest.onEvent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